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paragraph-properties fo:break-before="page"/>
      <style:text-properties fo:font-size="9pt" style:font-size-asian="9pt" style:font-size-complex="9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andard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onso@debian: ~$</text:p>
      <text:p text:style-name="P2">root@maquina: ~#</text:p>
      <text:p text:style-name="P2">usuario@maquina: directorioHome</text:p>
      <text:p text:style-name="P2">SEGURIDAD Y SISTEMA DE PERMISOS DE ARCHIVOS</text:p>
      <text:p text:style-name="P2">___________________________________________________________________________________________________________________________________________________________</text:p>
      <text:p text:style-name="P2">-----------------------------------------------------------------------------------------------------------------------------------------------------------</text:p>
      <text:p text:style-name="P2"/>
      <text:p text:style-name="P2">USUARIOS Y GRUPOS</text:p>
      <text:p text:style-name="P2"><text:tab/>‣ adduser: Es un script para facilitar la creación de usuarios.</text:p>
      <text:p text:style-name="P2"><text:tab/>‣ useradd [opciones] nombre_usuario</text:p>
      <text:p text:style-name="P2"><text:tab/><text:tab/>✓ -d: directorio home.</text:p>
      <text:p text:style-name="P2"><text:tab/><text:tab/>✓ -m: crea el directorio home</text:p>
      <text:p text:style-name="P2"><text:tab/><text:tab/>✓ -g: grupo principal</text:p>
      <text:p text:style-name="P2"><text:tab/><text:tab/>✓ -G: grupo/s secundario/s</text:p>
      <text:p text:style-name="P2"><text:tab/><text:tab/>✓ -s: intérprete de comandos</text:p>
      <text:p text:style-name="P2"><text:tab/><text:tab/>✓ -k: directorio de plantilla</text:p>
      <text:p text:style-name="P2"><text:tab/>‣ usermod: Modifica un usuario</text:p>
      <text:p text:style-name="P2"><text:tab/>‣ userdel: Borra un usuario. Con -r elimina sus directorios home y de email.</text:p>
      <text:p text:style-name="P2"><text:tab/>‣ chgrp: cambia de grupo de un elemento (fichero o directorio)</text:p>
      <text:p text:style-name="P2"><text:tab/>‣ chown: cambia el usuario y el grupo de uno o más elementos. La opción -R hace que sea recursivo</text:p>
      <text:p text:style-name="P2"><text:tab/><text:tab/><text:tab/>chown usuario:grupo elemento </text:p>
      <text:p text:style-name="P2"/>
      <text:p text:style-name="P2">PERMISOS</text:p>
      <text:p text:style-name="P2"/>
      <text:p text:style-name="P2">Tres formas de cambiar permisos con chmod:</text:p>
      <text:p text:style-name="P2"><text:tab/><text:tab/>‣ + y - (el más concreto porque sólo afecta al permiso que indicamos)</text:p>
      <text:p text:style-name="P2"><text:tab/><text:tab/>‣ = (cambia un grupo entero de permisos)</text:p>
      <text:p text:style-name="P2"><text:tab/><text:tab/>‣ Usado números. (cambia TODOS los permisos)</text:p>
      <text:p text:style-name="P2"><text:tab/>Recordatorio: para referirnos a los distintos conjuntos de permisos usamos las letras u (usuario), g (grupo), o (otros) y a (all, todos).</text:p>
      <text:p text:style-name="P2"><text:tab/><text:tab/>Ejemplos:</text:p>
      <text:p text:style-name="P2"><text:tab/><text:tab/><text:tab/>chmod u+w-x,g-r,o+w carta.txt</text:p>
      <text:p text:style-name="P2"><text:tab/><text:tab/><text:tab/>chmod a+x script.sh</text:p>
      <text:p text:style-name="P2"><text:tab/><text:tab/><text:tab/>chmod u=rw,g=r,o-x directorio</text:p>
      <text:p text:style-name="P2"><text:tab/>Para usar números consideramos cada posición de los permisos como un bit que pondremos a 1 para concederlo o a 0 para denegarlo.</text:p>
      <text:p text:style-name="P2"><text:tab/>Los agrupamos en conjunto de 3 para representar los del usuario, grupo u otros y los pasamos de binario a decimal .</text:p>
      <text:p text:style-name="P2"/>
      <text:p text:style-name="P2"><text:tab/><text:tab/>R W X R W X R W X</text:p>
      <text:p text:style-name="P2"><text:tab/><text:tab/>1 1 1 1 1 1 1 1 1</text:p>
      <text:p text:style-name="P2"/>
      <text:p text:style-name="P2"><text:tab/>Si quiero poner permisos al usuario de lectura y escritura, al grupo sólo lectura y al resto nada, sería: rw- r-- --- en binario 110 010 000 y en decimal 6 2 0.</text:p>
      <text:p text:style-name="P2"><text:tab/><text:tab/>El comando sería chmod 620 fichero</text:p>
      <text:p text:style-name="P2"/>
      <text:p text:style-name="P2"/>
      <text:p text:style-name="P2"/>
      <text:p text:style-name="P2"><text:soft-page-break/>PERMISOS ESPECIALES</text:p>
      <text:p text:style-name="P2"/>
      <text:p text:style-name="P2"><text:tab/>‣ SetUID: El programa que lo tenga activado se ejecutará con los permisos del usuario propietario del fichero y no con los permisos de quién invoca al programa. </text:p>
      <text:p text:style-name="P2"><text:tab/><text:tab/>Se representa por la letra s como permiso de ejecución.</text:p>
      <text:p text:style-name="P2"><text:tab/>‣ SetGID: Igual que setUID pero con los permisos del grupo. En caso de ser directorio los elementos creados pertenecerán al grupo del directorio y no al</text:p>
      <text:p text:style-name="P2"><text:tab/><text:tab/>grupo del usuario que crea el elemento.</text:p>
      <text:p text:style-name="P2"><text:tab/>‣ Sticky Bit: En el directorio que lo tenga activado, los ficheros que contenga sólo podrán ser borrados por sus propietarios. </text:p>
      <text:p text:style-name="P2"><text:tab/><text:tab/>Se representa por t en el permiso de ejecución de "los otros"</text:p>
      <text:p text:style-name="P2"><text:tab/><text:tab/>Para administrarlos se usan las letras: chmod u+s tux.sh o añadiendo una cifra a la izquierda usando números: chmod 1777 /home/tmp/</text:p>
      <text:p text:style-name="P2"><text:tab/><text:tab/>En este último caso, el orden de los bit sería setuid, setgid y sticky bit</text:p>
      <text:p text:style-name="P2"/>
      <text:p text:style-name="P2">ADMINISTRACIÓN DE SEGURIDAD</text:p>
      <text:p text:style-name="P2"/>
      <text:p text:style-name="P2"><text:tab/>su<text:tab/>El comando su cambia a otro usuario. Si no se indica ningún parámetro cambia a usuario root. </text:p>
      <text:p text:style-name="P2"><text:tab/><text:tab/>Para que se inicie el entorno de ejecución del ususario al que cambiamos hay que poner su -</text:p>
      <text:p text:style-name="P2"/>
      <text:p text:style-name="P2"><text:tab/>Información sobre logins</text:p>
      <text:p text:style-name="P2"><text:tab/><text:tab/>who<text:tab/>indica quien está identificado en el sistema.</text:p>
      <text:p text:style-name="P2"><text:tab/><text:tab/>w<text:tab/>muestra quién hay y qué está ejecutando.</text:p>
      <text:p text:style-name="P2"><text:tab/><text:tab/>last <text:tab/>lista los últimos accesos que ha tenido el sistema.</text:p>
      <text:p text:style-name="P2"/>
      <text:p text:style-name="P2">USUARIOS , GRUPOS Y CONTRASEÑAS</text:p>
      <text:p text:style-name="P2">----------------------------------------------</text:p>
      <text:p text:style-name="P2"><text:tab/>‣ /etc/passwd: fichero donde se guardarán los usuarios del sistema</text:p>
      <text:p text:style-name="P2"><text:tab/><text:tab/><text:tab/>usuario:X:UID:GID:datos_personales:directorio_home:shell</text:p>
      <text:p text:style-name="P2"><text:tab/><text:tab/> nombre del ususario:x(indica que aquí antes se guardaba la psswd):ID de usuario:ID de grupo:datos_personales:directorio_home:interprete_seleccionado</text:p>
      <text:p text:style-name="P2"/>
      <text:p text:style-name="P2"><text:tab/>useradd [opciones] nombre_usuario Crea un usuario con las opciones por defecto o con las definidas por las opciones:</text:p>
      <text:p text:style-name="P2"><text:tab/><text:tab/>‣ -d: directorio home.</text:p>
      <text:p text:style-name="P2"><text:tab/><text:tab/>‣ -m: crea el directorio home</text:p>
      <text:p text:style-name="P2"><text:tab/><text:tab/>‣ -g: grupo principal</text:p>
      <text:p text:style-name="P2"><text:tab/><text:tab/>‣ -G: grupo/s secundario/s</text:p>
      <text:p text:style-name="P2"><text:tab/><text:tab/>‣ -s: intérprete de comandos</text:p>
      <text:p text:style-name="P2"><text:tab/><text:tab/>‣ -k: directorio de plantilla</text:p>
      <text:p text:style-name="P2"/>
      <text:p text:style-name="P2"><text:tab/>‣ /etc/shadow: fichero donde se guardarán las contraseñas cifradas de los usuarios y la información referente a su validez</text:p>
      <text:p text:style-name="P2"/>
      <text:p text:style-name="P2"><text:tab/><text:tab/><text:tab/>alumno:$6$CmR8XmO6$/CbjqGhD70lcRXCNUKkGElC7BhsgP0LM.MJcqQ7UtwyhT.ns1</text:p>
      <text:p text:style-name="P2"><text:tab/><text:tab/><text:tab/>:17802:0:99999:7:::</text:p>
      <text:p text:style-name="P2"><text:tab/><text:tab/>1. Nombre de Usuario</text:p>
      <text:p text:style-name="P2"><text:tab/><text:tab/>2. Contraseña cifrada con formato $id$salt$hashed. El $id indica el algoritmo de cifrado:</text:p>
      <text:p text:style-name="P2"><text:tab/><text:tab/><text:tab/>$1$ MD5, $2a$ o $2y$ Blowfish, $5$ SHA-256 y $6$ SHA-512</text:p>
      <text:p text:style-name="P2"><text:tab/><text:tab/>3. Guarda cuándo fue cambiada por última vez (número de días desde 01/01/1970)</text:p>
      <text:p text:style-name="P2"><text:tab/><text:tab/>4. El mínimo de días que deben transcurrir hasta que pueda volver a cambiarse</text:p>
      <text:p text:style-name="P2"><text:soft-page-break/><text:tab/><text:tab/>5. El máximo de días de validez de la contraseña</text:p>
      <text:p text:style-name="P2"><text:tab/><text:tab/>6. Número de días durante los que avisará de que la clave va a caducar</text:p>
      <text:p text:style-name="P2"><text:tab/><text:tab/>7. Días que pasarán desde que la clave caduca hasta que se deshabilita la cuenta</text:p>
      <text:p text:style-name="P2"/>
      <text:p text:style-name="P2"><text:tab/>passwd [usuario]: cambia la contraseña de un usuario. Con -l deshabilita una contraseña (añadiendo un ! al inicio de la misma). Con -u la habilita</text:p>
      <text:p text:style-name="P2"><text:tab/></text:p>
      <text:p text:style-name="P2"><text:tab/>chage [usuario]: muestra información o cambia la validez de las contraseñas<text:tab/>(sin parámetro muestra un asistente)</text:p>
      <text:p text:style-name="P2"><text:tab/><text:tab/>-d: establece el día del último cambio de la contraseña</text:p>
      <text:p text:style-name="P2"><text:tab/><text:tab/>-E: establece la fecha de caducidad de la cuenta</text:p>
      <text:p text:style-name="P2"><text:tab/><text:tab/>-I: deshabilita la cuenta después de X días de la fecha de caducidad de la contraseña</text:p>
      <text:p text:style-name="P2"><text:tab/><text:tab/>-l: muestra información de la cuenta</text:p>
      <text:p text:style-name="P2"><text:tab/><text:tab/>-m: número mínimo de días antes de cambiar la contraseña</text:p>
      <text:p text:style-name="P2"><text:tab/><text:tab/>-M: número máximo de días antes de cambiar la contraseña</text:p>
      <text:p text:style-name="P2"><text:tab/><text:tab/>-W: días de aviso de expiración</text:p>
      <text:p text:style-name="P2">Administración de grupos de usuarios</text:p>
      <text:p text:style-name="P2"><text:tab/>‣ /etc/group: fichero donde se guardarán los grupos y quienes pertenecen a ellos de forma secundaria</text:p>
      <text:p text:style-name="P2"><text:tab/><text:tab/><text:tab/>alumnos:x:1002:juan,maria<text:tab/><text:tab/>1:2:3:4</text:p>
      <text:p text:style-name="P2"><text:tab/><text:tab/>1. Nombre del grupo</text:p>
      <text:p text:style-name="P2"><text:tab/><text:tab/>2. Contraseña en gshadow</text:p>
      <text:p text:style-name="P2"><text:tab/><text:tab/>3. GID (Group ID)</text:p>
      <text:p text:style-name="P2"><text:tab/><text:tab/>4. Lista de nombre de usuarios separados por comas que pertenecen al grupo de forma secundaria</text:p>
      <text:p text:style-name="P2"/>
      <text:p text:style-name="P2"><text:tab/>groupadd nombre_grupo<text:tab/><text:tab/>Crea un nuevo grupo</text:p>
      <text:p text:style-name="P2"/>
      <text:p text:style-name="P2"><text:tab/>‣ /etc/skel/: El directorio por defecto cuyo contenido se copia a los nuevos directorios personales de los usuarios</text:p>
      <text:p text:style-name="P2"><text:tab/>getent: comando para obtener información sobre usuarios, grupos,contraseñas, etc. Ejemplos:</text:p>
      <text:p text:style-name="P2"><text:tab/><text:tab/>getent passwd alumno</text:p>
      <text:p text:style-name="P2"><text:tab/><text:tab/>getent group clase1</text:p>
      <text:p text:style-name="P2"><text:tab/>groupdel: Borra un grupo</text:p>
      <text:p text:style-name="P2"><text:tab/>groupmod: Modifica un grupo</text:p>
      <text:p text:style-name="P2"><text:tab/>usermod: Modifica un usuario</text:p>
      <text:p text:style-name="P2"><text:tab/>userdel: Borra un usuario. Con -r elimina sus directorios home y de email.</text:p>
      <text:p text:style-name="P2">...<text:tab/><text:tab/><text:tab/>...<text:tab/><text:tab/><text:tab/>...<text:tab/><text:tab/><text:tab/>...<text:tab/><text:tab/><text:tab/>...</text:p>
      <text:p text:style-name="P2">in<text:tab/>Crea un enlace a un elemento del sistema de ficheros.Sin opciones creamos un enlace duro y con -s un enlace simbólico (o blando)</text:p>
      <text:p text:style-name="P2"><text:tab/>Un enlace duro es un puntero a la información de disco, mientras que uno blando apunta a la ruta.</text:p>
      <text:p text:style-name="P2"><text:tab/>A los directorios siempre se harán enlaces simbólicos.</text:p>
      <text:p text:style-name="P2"><text:tab/>Ejemplos:</text:p>
      <text:p text:style-name="P2"><text:tab/><text:tab/>ln /etc/sources.list ~/repos</text:p>
      <text:p text:style-name="P2"><text:tab/>Crea un enlace fuerte llamado repos que tendrá la misma información que el source.list</text:p>
      <text:p text:style-name="P2"><text:tab/><text:tab/>ln -s /var/cache/apt/archives/ /paquetes/</text:p>
      <text:p text:style-name="P2"><text:tab/>Crea un enlace simbólico llamado paquetes, que irá a /var/cache/apt/archives/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1</text:page-number><text:s/>/ <text:page-count>3</text:page-count><text:bookmark-end text:name="PageNumWizard_FOOTER_Estilo de página predeterminado1"/></text:p>
      </style:footer>
      <style:footer-left>
        <text:p text:style-name="MP2"><text:bookmark-start text:name="PageNumWizard_FOOTER_Estilo de página predeterminado2"/><text:page-number text:select-page="current">2</text:page-number><text:s/>/ <text:page-count>3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0:53:33.786000000</meta:creation-date>
    <dc:date>2024-01-10T18:50:14.564000000</dc:date>
    <meta:editing-duration>PT10M42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112" meta:word-count="1007" meta:character-count="6541" meta:non-whitespace-character-count="5466"/>
  </office:meta>
</office:document-meta>
</file>